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/>
        </mtd>
      </mtr>
      <mtr>
        <mtd>
          <mi mathvariant="italic">PAM</mi>
        </mtd>
      </mtr>
      <mtr>
        <mtd>
          <mrow>
            <msub>
              <mi>x</mi>
              <mi mathvariant="italic">PAM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o stretchy="false">−</mo>
                    <mi mathvariant="normal">∞</mi>
                  </mrow>
                  <mi mathvariant="normal">∞</mi>
                </munderover>
                <mi>m</mi>
              </mrow>
            </mrow>
            <mrow>
              <mo fence="true" stretchy="false">(</mo>
              <mrow>
                <msub>
                  <mi mathvariant="italic">nT</mi>
                  <mi>s</mi>
                </msub>
              </mrow>
              <mo fence="true" stretchy="false">)</mo>
            </mrow>
            <mi>h</mi>
            <mrow>
              <mo fence="true" stretchy="false">(</mo>
              <mrow>
                <mrow>
                  <mi>t</mi>
                  <mo stretchy="false">−</mo>
                  <msub>
                    <mi mathvariant="italic">nT</mi>
                    <mi>s</mi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>
          <mi mathvariant="italic">PPM</mi>
        </mtd>
      </mtr>
      <mtr>
        <mtd>
          <mrow>
            <msub>
              <mi>x</mi>
              <mi mathvariant="italic">PPM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o stretchy="false">−</mo>
                    <mi mathvariant="normal">∞</mi>
                  </mrow>
                  <mi mathvariant="normal">∞</mi>
                </munderover>
                <mi>g</mi>
              </mrow>
            </mrow>
            <mrow>
              <mo fence="true" stretchy="false">(</mo>
              <mrow>
                <mrow>
                  <mrow>
                    <mi>t</mi>
                    <mo stretchy="false">−</mo>
                    <msub>
                      <mi mathvariant="italic">nT</mi>
                      <mi>s</mi>
                    </msub>
                    <mo stretchy="false">−</mo>
                    <msub>
                      <mi>K</mi>
                      <mi>p</mi>
                    </msub>
                  </mrow>
                  <mi>m</mi>
                  <mrow>
                    <mo fence="true" stretchy="false">(</mo>
                    <mrow>
                      <msub>
                        <mi mathvariant="italic">nT</mi>
                        <mi>s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newline
PAM
newline
x_PAM( t ) = sum from{ -infinity } to { infinity } m(nT_s )h( t-nT_s )

newline newline
PPM
newline
x_PPM( t ) = sum from { -infinity } to { infinity } g( t - nT_s - K_{p}m(nT_s) )


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6T16:45:45.072589557</meta:creation-date>
    <dc:date>2020-06-16T16:54:11.542081978</dc:date>
    <meta:editing-duration>PT8M28S</meta:editing-duration>
    <meta:editing-cycles>1</meta:editing-cycles>
    <meta:generator>LibreOffice/6.4.4.2$Linux_X86_64 LibreOffice_project/706abf8817d63c225da2eaeb9c9523a7d4d3595c</meta:generator>
  </office:meta>
</office:document-meta>
</file>